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212" calcext:value-type="float">
            <text:p>47.4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9448" calcext:value-type="float">
            <text:p>47.3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7736" calcext:value-type="float">
            <text:p>47.4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9512" calcext:value-type="float">
            <text:p>47.1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201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9408" calcext:value-type="float">
            <text:p>47.0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201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5544" calcext:value-type="float">
            <text:p>47.4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201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2728" calcext:value-type="float">
            <text:p>46.9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200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8424" calcext:value-type="float">
            <text:p>47.5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200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200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0384" calcext:value-type="float">
            <text:p>48.0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124" calcext:value-type="float">
            <text:p>48.0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7192" calcext:value-type="float">
            <text:p>47.6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200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6336" calcext:value-type="float">
            <text:p>47.6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200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2976" calcext:value-type="float">
            <text:p>47.4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200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2976" calcext:value-type="float">
            <text:p>47.4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200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199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7672" calcext:value-type="float">
            <text:p>47.6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199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9072" calcext:value-type="float">
            <text:p>47.4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1472" calcext:value-type="float">
            <text:p>47.5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199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8864" calcext:value-type="float">
            <text:p>47.2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1056" calcext:value-type="float">
            <text:p>47.3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199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4104" calcext:value-type="float">
            <text:p>47.3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199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9928" calcext:value-type="float">
            <text:p>47.4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9216" calcext:value-type="float">
            <text:p>47.8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198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198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5104" calcext:value-type="float">
            <text:p>47.6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198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5896" calcext:value-type="float">
            <text:p>47.9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198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3432" calcext:value-type="float">
            <text:p>48.0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198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2368" calcext:value-type="float">
            <text:p>47.9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198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408" calcext:value-type="float">
            <text:p>47.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198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1408" calcext:value-type="float">
            <text:p>47.8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0928" calcext:value-type="float">
            <text:p>47.8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7504" calcext:value-type="float">
            <text:p>47.8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2744" calcext:value-type="float">
            <text:p>47.8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2744" calcext:value-type="float">
            <text:p>47.8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3401</text:p>
          </table:table-cell>
          <table:table-cell office:value-type="string" calcext:value-type="string">
            <text:p>197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0552" calcext:value-type="float">
            <text:p>47.8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